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1.12.05 11:27   |   <text:a xlink:type="simple" xlink:href="http://palinfo.habago.org/Entry?Command=Information_PrintForum&amp;iPage=1#FORUM41269"><text:span text:style-name="T1">#</text:span></text:a></text:p>
      <text:p text:style-name="P3">我並不期待大家光明磊落地以真實身份發言，但是只有人渣才會匿名說要跟人交流，交流個你媽的小鳥蛋啦。這年頭，只要是綠的，若非腦殘就是人渣，沒必要浪費時間浪費版面去回應這些見不得人的齷齪網軍。</text:p>
      <text:p text:style-name="P2">馨尹   |  2021.12.05 10:13   |   <text:a xlink:type="simple" xlink:href="http://palinfo.habago.org/Entry?Command=Information_PrintForum&amp;iPage=1#FORUM41268"><text:span text:style-name="T1">#</text:span></text:a></text:p>
      <text:p text:style-name="P4">TO 123 <text:line-break/><text:line-break/><text:line-break/>西行漫步作者埃德加·斯诺1970年訪問中國一年後，分別在美國及義大利發表文章。1972年作者過逝。 <text:line-break/><text:line-break/>一九七一年四月十八日意大利《时代》周刊---同毛泽东的一次交谈 <text:line-break/>一九七一年四月三十日美国《生活》杂志--我们同毛泽东谈了话 <text:line-break/><text:line-break/>兩篇文章毛沒有提到日本 ，如果你另有所本，請找出來來源，否則你就是造謠胡扯。 <text:line-break/><text:line-break/><text:line-break/>意大利《时代》周刊 <text:line-break/>同毛泽东的一次交谈 <text:line-break/><text:line-break/>　　去年十月，我登上了天安门城楼，周恩来总理乎意料地来找我。几秒钟之后，我的妻子和我被介绍给了毛泽东，这发生在中国的中心，在人类四分之一的中心。在下面能容纳五十万人的大广场上，一个大标语牌上写着毛泽东一九七零年五月二十日声明中的一句话，这一声明保证中国坚决支持柬埔寨的西哈努克亲王反对郎诺和美国，坚决支持刚刚建立起来的印之人民反美联盟，毛的这句话是： <text:line-break/>　　“全世界人民团结起来，打败美国侵略者及其一切走狗！” <text:line-break/>　　后来，在毛主席七十七寿辰那天，《人民日报》发表了我们在天安门上的照片，照片的说明中把我说成是“美国友好人士”。那天这家报纸在每天都刊登毛思想的右上角登了这样一句话，“全世界人民包括美国人民都是我们的朋友。” <text:line-break/>　　毛总是注意把各国人民同其政府的政策区分开来，我对于自己能作为这一态度的一个象征而感到高兴。 <text:line-break/>　　主席同我紧紧握手表示欢迎。他比一九六五年我上一次看到他时瘦了些，但更精神了，正是在那时，他正要采取他的政治生涯中也许是最勇敢的决定，但这一点我是现在才知道的。 <text:line-break/>　　主席简短地向我谈了一九六七年的几乎是无政府状态的情况，同时我们一起看那些为庆祝国庆准备的生动的彩车，真是五彩缤纷，形象动人！重点是中国的生产和备战。到处都有穿军装的人，但是，可以看到的为数不多的武器是民兵队伍手里的武器，其中有很多姑娘，头上梳着辫子。颂扬毛的著作的生动的画面一个接一个，但首先是涉及工厂、公社、文化事业和军事生活的画面。全身塑像和半身像，有的很大，重现了站在我身边的这位人物、这位领袖、这位第二次的解放即文化上的解放的创议人的形象。这第二次的解放是为了使革命象原来的那样纯洁，是为了让空前广泛的群众参加到革命中来。 <text:line-break/>　　在我们面前通过的游行队伍喊着，毛主席万岁，毛主席万岁，毛主席万万岁！很多青年人的眼里饱含着热泪。 <text:line-break/>　　我不由得指着这怀着崇拜心情的游行队伍问毛： <text:line-break/>　　“您觉得所有这些怎么样？您的印象如何？” <text:line-break/>　　主席微露嗔色，摇摇头，又说“很好”，但看来他不是十分满意的。这是什么意思？又过来一些游行的人把我们的谈话打断了，使他没有能回答我的问话。只是在经过几周之后，在一次长时间的谈话中，我重新提出这一问题时，毛才非常坦率地向我谈到，个人崇拜是“讨嫌”的。我这才发现，在十月的那天，他的反应并不是赞成那些成千上万双手里拿着用来赞扬毛语录的画面、旗子和鲜花的。 <text:line-break/>　　问题仍然是重建党和重建国家的领导机构。据周恩来说，原来的党员恢复组织生活得占百分之九十五，而很多很有经验的干部正在等待重新任命职务。 <text:line-break/>　　当然，党的核心形式上在一九六九年四月就已经建立起来，那时，九大选出了新的中央委员会。但是，那时大量的老干部还在公社或者五-七干校（毛发出有关指示的日子）劳动。最严重的情况是，他们还得等待“解放”，还要令人满意地完成“斗、批、改”的三个阶段才能得到解放。另外一些干部被送去进行正常的思想教育，这是所有的党员都应该定期接受的教育。 <text:line-break/>　　同时，从家庭开始对新宪法进行全国性的讨论，新宪法号召要提高警惕，要进行群众性的大批判。新宪法的通过同第四届人大召开将一起使文化大革命达到最高峰。新宪法说中国是“中国共产党领导的”“无产阶级专政的社会主义国家”。七月一日将庆祝中国共产党的五十周年，那时，通过在形式上重建省委——这是“改”的象征————以及全国团结，政权的恢复，重建工作将完成。 <text:line-break/><text:line-break/>　　“走资派”刘接受挑战 <text:line-break/><text:line-break/>　　一九六六年党瘫痪到最严重程度时，重建的进程是很困难很艰巨的，那时，文化革命发展到了摧毁党的地步。 <text:line-break/>　　为什么这样强大的党的创建者和公认的天才领袖要“断然粉碎这个党”呢？这不是毛原来的打算，他只是要把“一小撮”人清除出权力结构。但是，最后触及到了很多高级领导人和毛的一些最老的同事。为首的是刘少奇，他是党的第一副主席，国家主席。 <text:line-break/>　　毛泽东永远是党的主席，刘是他的第一“副主席”。但是，一九六四年，毛失去了对他的“继任人”们组成的大部分机构，首先是国家机构的实际控制。比如，一九六五年，他甚至不能在北京的党报上发表一篇重要的文章，文章的目的是开始文化革命的宣传阶段。毛不得不以小册子的方式在上海发表它。 <text:line-break/>　　刘及其在中央委员会的盟友一直利用毛的名望利用国家、工会、党校、政治干部和官员来施展阴谋。确实，很多干部都认为自己是真正的毛泽东主义者，但是，刘以及同刘一样思想的那些同伙特别在一九五九到六一年的经济危机之后，在理论上利用了对毛的崇拜，在实际上侮辱了毛主义。他们不强调阶级斗争而只搞生产，他们只靠“专家”来提高技术水平，搞政治为经济权利和技术权利服务。他们主张扩大国家信贷（以及国家债务），而不是“大跃进”，不是以积极的劳动的思想热情来作资本。 <text:line-break/>　　在讨论后来成为毛的文化革命的纲领的文件时最后摊牌了。在一次决定性的冲突中，刘顽固地反对毛的第一点、也是最基本的一点：“斗垮走资本主义道路的当权派，批判资产阶级的反动学术“权威””，批判资产阶级和一切剥削阶级的意识形态，改革教育，改革文艺，改革一切不适应社会主义经济基础的上层建筑……” <text:line-break/>　　刘面临的一个选择：要么粉碎自己的机构，要么进行较量。他没有放弃挑战。一九六五年一月二十五日，而不是在此之前，毛决定，刘必须下台。至少是一个高级负责人对我谈了这一点。 <text:line-break/>　　毛认为，人民和党员群众虽然是站在他的一边的，但被阴险的反对派引上了邪路。青年必须经历更深刻的第二次革命，接受教育，必须在斗争中接受锻炼，通过深入学习毛的教导重新获得生气。他希望恢复已经丧失的延安时代（一九三七——四七年）的精神，那时，一种平等的思想主宰那个时代，那时，毛的思想和党的首脑们教育党员们去争取最后的胜利。 <text:line-break/>　　应当有一种高于一切的思想，这就是毛的教导。这就意味着，高度集中，精简机构，相信群众的积极性和创造性，使城里人学会当农民，优先满足占人口百分之八十的农民的要求，农民自己用本身劳动创造的财富来进行集体投资，取消资产阶级的一切影响。换句话说，毛要的事，他的革命生涯的经历，以及必然的一切结果，让新的一代也来经历一番。 <text:line-break/><text:line-break/>　　训练大家使用武器 <text:line-break/><text:line-break/>　　因此，毛的信念所提出的第一个问题就是，党正沿着（苏联）修正主义的道路走向资本主义，正在出现一个新的特权阶层，一个掌权的官僚阶层，一个脱离人民的官吏阶层。第二个问题是同第一个问题密切联系的，即刘少奇妄图提出以妥协来解决中苏之间的僵局的问题。从一九六五年起，美国对北越的进攻出现了把战争扩大到中国的危险。刘要派一个中国代表团参加一九六六年召开的苏共二十三大，目的是恢复中苏联盟。毛的态度恰恰相反：要相信自己，要独立，要把 全国办成一个大学校，学习用人民战争反对美帝国主义和苏联社会帝国主义。 <text:line-break/>　　还讨论到了很多次要的问题和一些政治问题，但上面提到的两个问题是基本的。现在，人们说，刘和毛从一开始就代表着“两条路线”。毫无疑问，“两条路线”是存在的。据毛说，在党由两个人领导的四十五年里，也存在这样的情况，“非对抗性矛盾（逐步）变成了对抗性矛盾”（不可调和的矛盾）。是个人争权的斗争吗？人情的因素是不能完全同客观政治现实分开的，但是，毫无疑问，毛和刘之间的冲突首先是由于，两个人对于伟大的中国革命的方法和目标的考虑在实质上是不相同的。 <text:line-break/>　　关于后来发生的事已经写了很多，但这些历史是很复杂的，很难在这里用几行字说清。但只要说一点就够了，即毛在解放军帮助下所取得的胜利是如此全面，以致副主席、国防部长林彪可以在党的九大（九大定他为毛的法定继任人）说：“在任何时候、任何情况下，谁反对毛主席、谁反对毛泽东思想，就全党共讨之，全国共诛之。” <text:line-break/>　　现在的事实是，毛泽东思想终于把全国动员到如下这样的目标上来：加速消灭城乡差别;提高生活水平和文化水平；工人、农民、士兵、党的官员和技术人员都一样有可能前进；农业技术和农业生产纳入学校教学内容之中，大家都亲自经历一番；消灭一切资产阶级思想，特别是在知识分子和官员当中残留的资产阶级思想；是学生和工人溶为一体，把学校的理论和工作实践结合起来，这样来使高等教育无产阶级化；按军队的而教育办法训练大家都使用武器；把青年培养成为这样的代表一个阶级的一代人：他们十分开通，受到良好教育，具有为全国人民和全世界人民服务的思想，不顾个人的得失，具有首先使人类最终摆脱饥饿、贪婪、无知、战争和资本主义这样的世界观。 <text:line-break/>　　这就是一切？是的，但还有别的。我只是简单地转述了我从官员、毛思想的积极分子以及受过毛思想的“再教育”的人那里听来的话。我也是用毛思想来解释文化革命过去是怎么回事、现在又是怎么回事的。 <text:line-break/><text:line-break/>　　梦想参军 <text:line-break/><text:line-break/>　　从林彪在党的九大宣布“无产阶级文化大革命取得了伟大胜利”至今两年以来，几乎占人口百分之九十七的非党群众在今天是如何生活得呢？ <text:line-break/>　　幼儿园的许多孩子们给我唱了《毛主席永远和我们在一起》的歌子。任何人都会对你说他热爱毛主席。而且，今天的人同一九六五年我认识的人，除了大家都佩戴毛主席像章之外，在外表上几乎再没有任何区别。人们的穿着都一样：灰色和浅蓝色的裤子和上衣，男女都一样，别的就是草绿色和蓝色卡叽衣服。许多人宁愿在家里穿较好的和色彩鲜艳的衣服，然而现在在街上看到的“时兴”服装绝对是无产阶级化的。在城市里，农民和知识分子越来越难区分，象街道是干净整齐的一样，这两种人都是干净整齐的。 <text:line-break/>　　人们纯朴自然，言谈行动彬彬有礼。今天，群众都更多地受到教育；几乎所有的儿童都上学；在很多工厂里，工人都是中学毕业生。由于在过去二十年里载了许多树，城市变得漂亮起来；对农业的全面改造正改变着农村的旧面貌。 <text:line-break/>　　中国显然是从未有过地富裕起来，但不是个人富裕。 <text:line-break/>　　人们的营养丰富，身体健康，衣着合身；每周六天工作、参加政治活动或学习技术。空闲的时候，人们如果不去挖地道或修防空洞，就在家休息，或者打乒乓球或者是同朋友去游泳。人们偶尔也有一些担心的事，但担心的不是食品价格上涨、医药费用或税收增加。人们的生活水平不是很高，但是，他们不知道什么是借债和典当，不必担心折磨过他们的父母的饥饿和贫困。人们看到的报纸和杂志登的首先是政治和鼓舞人的消息，现在没有一个中国人是不关心政治的。另一方面，人们不必因这样的消息而感到担心：犯罪行为、经济危机、污辱、种族骚乱、婚姻丑事、吸毒、腐败行为、对富人的阶级性的妒忌等等。正如一个观察家所说的那样，中国是“道德的渊薮”。 <text:line-break/>　　我看到，工资稍有变动，即低工资和中等工资略有增加，高工资稍有缩减。 <text:line-break/>　　在十几个大城市里，在一些省城和公社里我看到，消费品很好，售价比一九六五年低或者几乎相等。 <text:line-break/>　　粮食、食油和棉布都是定量供应的。粮食定量根据人们的工种不同而不同，每人每月的定量在十三公斤到二十公斤之间，再加上目前供应充足的副食品，这是足够的了。中国是世界上生产棉纺品最多的国家，但这是在国际市场上的地位，在国内每人配给五米半棉布。相反，合成纤维品是随便购买的，因而需求量也就很大。食油的定量平均起来可以足够一家人的需要。除此以外，所有的消费品都是随便购买的。我没有看到私人汽车有所增加，为此，城市和铁路运输良好。交通费极低。 <text:line-break/>　　普通人一家也许至少有一辆自行车（农民也是如此）。有很多类型的住房，但一般说来都比过去的好（在农村，农民有自己的房屋，不必交房钱）。工厂工人的医疗费用食油他们的组织支付的。医药的售价比起西方国家的售价来简直可以说是不必花钱，避孕药是免费供应的。 <text:line-break/>　　除了这一切以外，只要对文化革命进行比较深刻的分析就可能充分地估价中国人民的生活方式。文化革命的效果在工厂、农村的公社、教育、医疗卫生、各种类型的文化活动和军队等方面的组织及政治改变当中是特别显著的。今天，青年的最大的想望是能参加海、陆、空军，但只有少数人被挑选上。 <text:line-break/><text:line-break/>----------------------------------------------------------- <text:line-break/>　　 <text:line-break/>美国《生活》杂志 <text:line-break/><text:line-break/>毛泽东的一次交谈 <text:line-break/><text:line-break/>　　毛泽东主席在去年十二月十八日在北京同我进行的一次长达五小时的谈话中，表述了他对中美关系、中俄关系和对外关系方面的其他一些问题以及对无产阶级文化大革命及其后果的一些看法。 <text:line-break/>　　主席批评了对毛“个人崇拜”的专讲形式的做法，解释了为什么在文化革命期间曾有必要采取这种讨嫌的做法，并且预言这种做法将逐渐改变。他说，人民共和国政府不久将让能代表美国广泛的政界和新闻舆论界的右、中、左三方面的一些人访问中国。他谈到赞成同美国最高级官员（包括尼克松先生在内）开始进行谈话。他说他寄很大希望于美国人民，认为美国人民将是一只有益于世界的潜在力量。 <text:line-break/>　　毛主席强调说，他不希望进行接见记者式的谈话。我们进行的是一次交谈。但是，只是在最近我才能够证实他不反对在不直接引用原话的情况下发表他的某些意见。 <text:line-break/>　　那是在清晨。我们共进了早餐，一直谈到一点左右。 <text:line-break/>　　毛宽敞的书房里四面都是书架，书架上摆满了数以百计的中文书籍，其中也有少量的外文书籍。许多书中插着注有解释的、作书签用的纸条。大写字桌上高高地堆着报刊和手稿。这是正在从事写作的作家的工作室。通过宽敞的窗户，可以瞥见园景，据说主席亲自在园子里种植蔬菜和试种庄稼。 <text:line-break/>　　我们讨论了我写的关于我们上次一九六五年一月谈话的报道，在那篇报道中，我曾写道，他承认中国确有“个人崇拜”。因为我写了这一点，有些人曾批评过我。 <text:line-break/>　　他说，那些反对我在一九六七年和一九六八年重访中国的官员都属于一个极左集团的，这个集团曾一度夺了外交部的权，但是，他们都早就被全部清除了。毛继续说，在我们一九六五年进行谈话的时候，许多权力——各个省、各个地方党委内，特别是北京市党委内的宣传工作地权力——他都管不了了。正因为如此，他那时曾说过需要有更多的个人崇拜，以便鼓动群众去摧毁反毛的、党的官僚机构。 <text:line-break/>　　今天，情况不同了。主席说，所谓“四个伟大”——对毛本人的称号——“伟大的导师、伟大的领袖、伟大的统帅、伟大的舵手”讨嫌。总有一天要统统去掉。只剩下“TEACHER（导师 ）”这个词，就是教员。毛历来是当教员的，现在还是教员。甚至在他成为共产主义者之前，他就是长沙的一个小学教员。其他的称号一概辞去。 <text:line-break/>　　我说：“我常常想，不知道那些呼毛口号最响，挥动旗子最起劲的人，是不是——就象有些人所说的——在打着红旗反红旗。” <text:line-break/>　　毛点点头。他说，这些人分三种。一种是真心实意的。第二种是随大流的——因为别人喊“万岁”，他们也跟着喊。第三种人是伪君子。我（按：指斯诺）没有受这一套的骗是对的。 <text:line-break/>　　我说：“我记得，就是你一九四九年进北京之前，中央委员会通过了一个决议——据说是根据你的建议——禁止用任何人的名字来命名街道、城市或地方。” <text:line-break/>　　他说，是的，他们避免了这种做法；但是，其他的崇拜形式出现了。有那么多的标语、画像和石膏像。红卫兵坚持说，如果你周围没有这些东西，你就是反毛。在过去几年中，有必要搞点个人崇拜。现在没有这种必要了，应当降温了。 <text:line-break/>　　他接着说，但是，难道美国人就没有自己的个人崇拜吗？各个州的州长、各届总统和内阁各个成员没有 <text:line-break/>　　一些人去崇拜他，他怎么能干下去呢？总是有人希望受人崇拜，也总有人愿意崇拜别人。他问我说，如果没有人读你的书和文章，你会高兴吗？总要有点个人崇拜嘛。 <text:line-break/>　　毛主席对这种有关神和上帝的现象——人需要被人崇拜，也需要崇拜被人——显然考虑过很多。在以前的访问中，他曾详细谈过这个问题。 <text:line-break/>　　我说：“伏尔泰曾写道，如果没有上帝，人类也必须造一个。在那个时代，如果他表示他是一个彻底的无神论者，他就可能掉脑袋。” <text:line-break/>　　毛同意，许多人因为说了比这要轻得多的话就掉了脑袋。 <text:line-break/>　　我说：“自那时以来我们已经取得了一些进步。人类已经在一些事情上改变了上帝的观点。其中一件事就是节制生育，在这个问题上，中国现在同五年前或者十年以前比较起来有了很大的变化。” <text:line-break/>　　他说，没有。说我（按：斯诺）受人欺骗了。在乡下，妇女仍然想要男孩。如果第一个和第二个孩子都是女孩，她还想再生一个。如果生了第三个，还是个女孩，这位母亲还想再生。很快就生了九个。这位母亲已经四十五岁左右了，她最后只好决定就这样算了。这种态度必须改变，但是需要时间。在美国情况也许一样吧？ <text:line-break/>　　主席说，要男女完全平等，现在不可能。但是在中国人和美国人之间无需有偏见。可以相互尊重和平等。他说他寄很大希望于这两国人民。 <text:line-break/>　　如果苏联不行，那么他将寄希望于美国人民。单是美国就有两亿多人口。生产已经高于各个国家，教育普及。他将高兴看到在那里出现一个党来领导革命，虽然他并不预料在最近的将来就会出现。 <text:line-break/>　　他说，同时，外交部正在研究让美国人左、中、右都来访问中国。是否应当让代表垄断资本家的尼克松这样的右派来呢？应当欢迎他来，因为，据毛解释说，目前中美两国之间的问题要跟尼克松解决。毛将高兴同他谈，他当做旅行者也行，当作总统也行。 <text:line-break/>　　他说，遗撼的是我（按：指斯诺）代表不了美国；我不是一个垄断资本家。我能够解决台湾问题吗？何必那么僵着？蒋介石还没有死。但是台湾关尼克松什么事？这个问题是杜鲁门和艾奇逊搞的。 <text:line-break/>　　有一点提一下也许是适宜的——这并不是我同毛主席谈话内容的一部分——这就是：在北京的外国外交官去年了解到，某些中国人当时正在转达华盛顿给中国政府的信。这种联系旨在向中国领导人说明尼克松先生对亚洲的“新看法”。据说，尼克松坚决要尽快撤出越南，谋求通过谈判由国际保证东南亚的独立；通过弄清台湾问题结束中美关系的僵局，使这个人民共和国进入联合国并同美国建立外交关系。一九七零年有两个重要的法国人来过中国。第一个是计划部长安德烈-贝当古，第二个是戴高乐政权时的总理莫里斯-顾夫-德姆维尔。莫-顾夫-德姆维尔为戴高乐将军访华作好了安排，这次访问本来是准备在今年进行的。我自权威方面获悉，尼克松先生最早是向戴高乐将军透露他打算谋求同中国取得真正的缓和的。有些人当时曾预料戴高乐在访问时将在促成中美认真交谈方面起关键的作用。他的死使这一点未能实现。毛主席给戴高乐夫人的对这位将军的唁电，据人们所知，是自从罗斯福去世以来他对任何非共产党政治家的唯一的一次赞扬。 <text:line-break/>　　与此同时，其他外交官很活跃。一位已经访唔过一次尼克松总统的欧洲国家驻北京使团团长于去年十二月再次来到华盛顿。他绕过国务院跑到白宫去举行会谈，于一月间回到中国。我在二月间离北京前不久，曾自另一位绝对可靠的外交人士处获悉，白宫当时再次转达了一个信息，询问总统如果派一位私人代表前往同中国最高级领导人交谈，他将在中国首都受到怎样的接待。 <text:line-break/>　　我必须再次强调，上述背景情况中没有任何情况是毛泽东向我提供的。 <text:line-break/>　　在我们谈话的时候，主席再次向我追述说，教给中国人民进行革命的正是日本军国主义者。由于他们的侵略，他们激起了中国人民进行战斗，并且帮助了中国的社会主义取得统治地位。 <text:line-break/>　　我提到几天前西哈努克亲王曾对我说：“尼克松是毛泽东最好的代理人。他对柬埔寨炸得越凶，他就越使更多的人变成共产党人。他是他们最好的弹药运输人。”毛泽东同意说，是的，他喜欢那样的帮助。 <text:line-break/>　　我提醒他说，两个月前天安门广场举行“十一”游行时我同他的谈话的过程中，他曾告诉我，他“不满意目前的情况”。我请他解释他那番话的意思。 <text:line-break/>　　他回答说，文化大革命中有两件事他很不赞成。一个是讲假话。有人一面说要文斗，不要武斗，而实际上却在桌子下面踢人家一脚，然后把脚收回来。当被踢的那个人问他：“你为什么踢我啊”他又说：“我没有踢你啊，你看，我的脚不是还在这里吗？”毛说，这是讲假话。后来，文化大革命中的冲突发展成了打派仗——开始用长矛，后来用步枪，，又用迫击炮。外国人讲中国大乱，不是假话，是真的，武斗。 <text:line-break/>　　主席很不高兴的另一件事是虐待“俘虏”——即罢了官和接受再教育的党员和其他人。解放军的老办法——释放俘虏并发给路费回家，这曾使许多敌人士兵受到感化而志愿参加他们的队伍——常常被忽视了。 <text:line-break/>　　毛泽东最后说，如果一个人不讲真话，他怎么能到别人的信任呢？谁信任你啊？朋友之间也是这样。 <text:line-break/>　　我问道：“俄国人害怕中国人吗？” <text:line-break/>　　他回答说，有人是这样说，但是他们为什么要害怕呢？中国的原子弹只有这么大（毛伸出他的小手指），而俄国的原子弹有那么大（他伸出他的拇指）。俄国和美国的原子弹加起来（他把两个拇指并在一起）有这么大。 <text:line-break/>　　但是 从长远的观点来看，俄国人害怕中国吗？ <text:line-break/>　　他回答说，听说他们有点怕。即使一个人的房子里有几只老鼠，这个人也可能吓坏了，怕老鼠吃掉他的糖果。比如，中国挖防空洞，俄国人因而感到不安。但是如果中国人钻防空洞，他们怎么能够打别人呢？ <text:line-break/>　　至于意识形态问题，是谁打了第一枪呢？俄国人叫中国人教条主义，后来中国人叫俄国人修正主义。中国发表了俄国人的批评文章，但是俄国人不敢发表中国的批评文章。后来他们派了一些古巴人，随后又派了罗马尼亚人去要求中国人停止公开论战。毛说，那不行。如果必要的话，要争论一万年。后来柯西金本人来了。他们会谈后，毛对他说，他将减少一千年，但是不能再减了。 <text:line-break/>　　他说，俄国人瞧不起中国人，也瞧不起许多国家的人民。他们以为，只要他们一句话，大家就都会听从。 <text:line-break/>　　他们不相信也有不听的，其中一个就是鄙人。尽管中俄意识形态的分歧现在是不可调和的（正如他们在柬埔寨问题上采取互相矛盾的政策所表明的那样），但是他们最终还是可以解决他们国家之间的问题的。 <text:line-break/>　　毛主席再次提到美国说，中国应该学美国把责任和财富分散到五十个州的那种发展办法。中央政府不能什么事都干。中国必须依靠地区和地方的积极性。 <text:line-break/>　　通过这次和其他几次非正式的交谈，我相信，在今后的中美会谈中，毛主席一定会坚持那些指导中国全部对外政策、中国在意识形态方面和对世界的看法以及中国的地区政策的基本原则。另一方面，我也相信，在国际紧张局势得以缓和以后，中国将谋求同欢迎它充分参加世界事务的一切友好国家和敌对国家中的一切友好人民进行合作。　 <text:line-break/>------------------ <text:line-break/><text:line-break/><text:line-break/>另外 <text:line-break/>在1937年出版的西行漫記裡毛談到抗日戰爭，這是在日本侵華全面戰爭的前一年。 <text:line-break/><text:line-break/><text:line-break/>三 论抗日战争 <text:line-break/>“这一切以及其他的因素，是决定战争的条件，使我们可以对日本的堡垒和战略根据地作最后的决定性的攻击，将日本占领军赶出中国。 <text:line-break/>“至于军火，日本不能夺取我们内地的兵工厂，而这是仅够供给中国军队用许多年的；他们也不能阻止我们从他们自己手中夺取大量的武器和军火。红军就是用这种方法从国民党手中来装备它现在的部队的：九年以来，国民党成了我们的‘军火运输队’。如果全中国人民联合起来抗日，那末，运用这种战术来取得我们的军火的可能性就更加无限了！ <text:line-break/>我问：“你认为这样的战争要打多久？” <text:line-break/>答：“那就是坚决地、断然地坚持对日本侵略进行抗战。此外，它还要求遵守我们在呼吁建立民主共和国和国防政府的宣言中所提出的各点。” <text:line-break/>“这并不是说要放弃战略要冲，只要认为有利，战略要冲还是应该用阵地战来保卫的。但中心战略却比必须是运动战，而着重依靠游击队战术。深垒战必须利用，但这在战略上只是辅助的和次要的。” <text:line-break/>我突然想起第二天早上八点有一个约会要参观红军大学——要考察中国共产党人抗日情绪的“诚意”，这个地方大概是最合适不过了。 <text:line-break/>问：“在实际上，苏维埃政府和红军怎样才能跟国民党军队合作抗日呢？在对外战争中，所有的中国军队，是必须放在统一指挥之下的。如果最高军事会议有红军代表，红军是否愿意遵守它的政治和军事的决定？” <text:line-break/>这样的人会是真的在认真地考虑战争吗？ <text:line-break/>问：“一旦发生中日战争，你想日本会不会发生革命呢？” <text:line-break/>白崇禧、李宗仁、韩复榘、胡宗南、陈诚、张学良、冯玉祥和蔡廷锴都似乎相信：中国战胜日本的唯一希望，最终必须依靠把大军分成机动部队，进行优势的运动战，并且在广大的游击区域中要有能力维持持久的防御，这样先在经济上，后在军事上慢慢拖垮日本。这至少就是他们的理论。 <text:line-break/>“必须记住，这次战争是在中国境内打的。这就是说日本人受到敌视他们的中国人民的完全包围。日本人的全部给养不得不靠从外面运进来，并且还要加以保护，在各交通线都要重兵驻守，同时在东三省和日本的基地也必须重兵驻守。 <text:line-break/>答：“是的。只要它是真正抗日的，我们的政府将全心全意遵守这样一个会议的决定。” <text:line-break/>“你认为在什么条件下，中国人民才能够消耗和打败日本的军队？”我问。 <text:line-break/>答：“战略应该是一种在一条很长的、流动的、不定的战线上进行运９９ｌｉｂ•ｎｅｔ动战的战略，战略的成功完全要靠在地形险阻的地方保持高度机动性，其特点是进攻和退却都要迅速，集中和分散都要迅速。这将是一种大规模的运动战，而不是深壕、重兵和坚垒的单纯阵地战。我们的战略和战术必须依作战的地形来决定，而这就决定了运动战。 <text:line-break/>“除了中国正规军之外，我们还应在农民中创建、指导并且在政治上和军事上武装大量的游击队。东三省的这种类型的抗日义勇军的成绩，只不过是全国革命农民中可以动员起来的潜在抵抗力量的极小表现。只要有适当的领导和组织，这种队伍可以弄得日本人一天二十四小时疲于奔命，愁得要死。 <text:line-break/>“战争的进行中使中国有可能夺获许多日本的俘虏、武器、弹药、战争机器，等等。到了某个时候，我们就越来越可以跟日本军队作阵地战，利用堡垒和深壕了，因为随着战争的进展，抗日军队的技术装备一定会大大的改善，而且还有与外国的重大援助而加强起来。在占领中国的长期负担的重压下，日本的经济是要崩溃的；在无数次胜负不决的战役的考验下，日本军队的士气是要涣散的。当日本帝国主义的浪潮在中国抗战的暗礁上冲散了以后，中国革命人民中潜藏的大量人力，却还可以输送无数为自己的自由而战斗的战士到前线来。 <text:line-break/>时间已经过了早晨两点，我精疲力尽，但在毛泽东的苍白有点发黄的脸上，我却找不出一些疲倦的表示。在吴亮平翻译和我纪录的时候，它一忽儿在两个小房间之间来回踱步，一忽儿坐下来，一忽儿躺下来，一忽儿倚着桌子读一叠报告。毛夫人也还没有睡。忽然间，他们两个都俯过身去，看到一只飞娥在蜡烛旁边奄奄一息地死去，高兴得叫起来。这确是一支很可爱的小东西，翅膀是淡淡的苹果绿，边上有一条橘黄色和玫瑰色的彩纹。毛泽东打开一本书，把这片彩色的薄纱般的羽翼夹了进去。 <text:line-break/>“在抗日战争中，中国人民会有比红军对国民党斗争时候所能利用的更大的有利条件。中国是一个很大的国家，只要还有一寸的土地没有在侵略者刺刀的下面，它就不能说是被征服。就算日本占领了一大部分中国，一块有一万万，或者甚至二万万人口的地方，要打败我们，也还差得很远。我们仍旧有很大的力量来抵抗日本军阀，而且在整个战争中，他们还得不断打一场激烈的后卫战。 <text:line-break/>“有许多人以为一旦日本占领了沿海的几个战略要冲而实行封锁以后，中国就将不可能继续对日抗战了。这是胡说。我们只要看看红军的历史，就可以驳倒这种看法。在有些时候，我们的力量在数量上要比国民党的军队少十倍或二十倍，他们在装备上也胜过我们。他们 <text:a xlink:type="simple" xlink:href="http://www.99lib.net"><text:span text:style-name="T2">http://www.99lib.net</text:span></text:a><text:span text:style-name="T2"><text:s/></text:span>的经济资源超过我们好几倍，他们还得到外界物资上的援助。可是，为什么红军还能节节获胜，它不仅能够存在到今天，而且还能增加它的力量？ <text:line-break/>答：“日本的革命不仅是可能的，而且是一定的。在日军一遭到严重的失败，革命就不可避免地马上要开始发生了。” <text:line-break/>问：“怎样才能最好的武装人民、组织人民和训练人民来参加这样的战争？” <text:line-break/>问：“中国人民的当前任务是夺回丢给日本帝国主义的全部失地，还是只将日本赶出华北和长城以北的中国领土？” <text:line-break/>毛泽东继续说：“从地理方面来说，战场是这样的广大，因此我们有可能以最大的效率来进行运动战，这对像日本这样行动缓慢的战争机器有致命的效果，因为它为了对付后方的袭击，不得不小心翼翼地摸索着前进。如果在一条狭隘的战线上集中重兵、竭力防御一二处要镇，那就完全丢掉了我们地理上和经济组织上的战术有利条件，而重蹈阿比希尼亚的覆辙。我们的战略和战术应该注意避免在战争初期阶段进行大决战，而应该逐步打击敌军有生力量的士气、斗志和军事效率。 <text:line-break/>一九三六年七月十六日，我坐在毛泽东住处里面一条没有靠背的方凳上。时间已过了晚上九点，“熄灯号”已经吹过，几乎所有的灯火已经熄灭。毛泽东家里的天花板和墙壁，都是从岩石中凿出来的；下面则是砖块地。窗户也是从岩石中凿出的，半窗里挂着一幅布窗帘，我们前面是一张没有上油漆的方桌，铺了一块清洁的红毡，蜡烛在上面毕剥着火花。毛夫人在隔壁房间里，把那天从水果贩子那里买来的野桃子制成蜜饯。毛泽东交叉着腿坐在从岩石中凿成的一个很深的壁龛里，吸着一支前门牌香烟。 <text:line-break/>问：“你对这样一场战争在军事上和政治上的可能发展趋势有怎么样的看法？” <text:line-break/>这里不妨插一句，就是这种战略一般来说似乎也颇得非共产党的中国军事领导人的普遍赞成。南京由于有一支全部靠输入的空军，固然有了一支虽然开支浩大然而力量可观的对内进行镇压的力量，但大部分的专家，对于它在对外战争中的长期价值，却并不存在怎样的幻想。空军和中央军的这种机械化，有许多人甚至视为是化费不赀的玩具，认为在战争初期时肯定有令人感到意外的效果和辅助性的防御作用，但在最初几个星期后，就不能维持主动的作用，因为中国几乎完全没有基本军事工业，足以维持和补充空军或现代战争中任何其他高度技术化的部队。 <text:line-break/>九*九*藏*书*网答：“是的。我们的军队当然不会开入抗日军队所驻扎的任何区域的——我们在过去也不曾这样做过。红军决不会乘机利用战时的情势。” <text:line-break/>问：“在这次‘解放战争’中，你看应该主要采取怎样的战略和战术？” <text:line-break/>“我们将欢迎并优待被我们俘获的和解除武装的日本官兵。我们不会杀他们。我们将对兄弟一般的对待他们。我们对于日本无产阶级的士兵并无冲突，我们要用一切方法使他们站起来，反对他们本国的法西斯压迫者。我们的口号是：‘联合起来反对共同的压迫者法西斯头子！’。反法西斯的日本士兵是我们的朋友，我们的目标是不矛盾的。” <text:line-break/>“阿比希尼亚的错误，除了内部政治上的弱点以外，就是在于他们想保有一条纵深战线，使得法西斯便于轰炸，便于放毒气，便于将技术上较强的战争机器对不机动的集中兵力进行袭击，使得自己受到致命的有机伤害。 <text:line-break/>“我们相信中国人民一旦有了他们自己的政府，开始抗战，需要跟苏联以及其他友邦建立友好联盟时，苏联一定将首先来和我们握手。反对日本帝国主义的斗争，是全世界的事，苏联既是世界的一部分，它同英、美一样不能保持中立。” <text:line-break/>他回答说：“三个条件可以保证我们的成功：第一、中国结成抗日民族统一战线；第二、全世界结成反日统一战线；第三、目前在日本帝国主义势力下受苦的被压迫各国人民采取革命行动。在这三个条件中，主要条件是中国人民自己的团结。” <text:line-break/>答：“人民必须有组织自己和武装自己的权利。这种自由，蒋介石在过去是不肯给予他们的。但这种压制可并没有完全成功——譬如就红军的情形来说，就是如此。还有，北平、上海和其它各地虽有严重的镇压，但是学生却仍开始把自己组织起来，有了政治上的准备。但是学生和革命的反日群众还没有获得他们的自由，还不能动员起来，加以训练和武装。反过来，当人民大众获得了经济的、社会的和政治的自由，他们的力量就将千百倍的增强，全国人民的真正力量就将显示出来。 <text:line-break/>毛答：“这要看中国人民的民族统一战线的力量，要看中国和日本国内的许多的决定性因素，要看国际对华援助的程度以及日本内部革命发展的速度而定。如果中国人民的民族统一战线是极其一致的，如果上下左右都是有效地组织起来的，如果那些认识到日本帝国主义对自身利益威胁的各国政府给予中国的国际援助是大量的，如果日本国内很快发生革命，那末这次战争就会很短，很快就可以得到胜利。但是，如果这些条件不能实现，那末战争会是很长久的，但到最后，日本还是要被打败，只不过牺牲重大，全世界都要经历一个痛苦的时期。”99lib•net <text:line-break/>问：“共产党对于这样合作的交换条件是什么？” <text:line-break/>答：“中国的当前任务是收复全部失地，不仅仅是保卫我们长城以南的主权。这就是说，东三省是必须收复的。但我们并没有将朝鲜包括在内。不过，在我们恢复了中国失地的独立以后，如果朝鲜人要想挣脱日帝国主义的锁链，我们对他们的独立斗争将加以热情的援助。对于台湾也是如此。至于内蒙古，那是汉人和蒙人合居的地方，我们一定要把日本从那里赶出去，帮助内蒙古建立一个自治的政府。” <text:line-break/>“答案就是，红军和苏维埃政府已在他们区域内的全体人民中，造成了一种磐石般的团结，因为苏区中的每一个人，都准备为他的政府反抗压迫者而战，因为每一个人都是志愿的、自觉的，为着他本身的利益和他认为正确的信仰而战。第二，在苏区的斗争中，人民是由有能力、有力量和有决心的人领导的，他们对于自己的战略上、政治上、经济上以及军事上的需要，都有着深切的了解。红军获得了许多次的胜利——当开始的时候，有决心的革命家手中只握着几十支步枪——因为它在人民中有坚实的基础，能够从老百姓方面甚至从白军方面吸引许多朋友。敌人在军事上强过我们不知多少倍，但在政治上，它却是无法动弹的。 <text:line-break/>“是的。如果别的帝国主义国家不象日本这样的行动，而且如果中国打败了日本，那就意味着中国人民大众是觉醒了，动员了起来，而且确立了他们的独立。因此，帝国主义这个主要问题也就解决了。” <text:line-break/>“因此，文体中心点又要归结到全中国人民的动员和团结，统一战线的建立，这就是共产党从一九三二年以来所一直主张的。” <text:line-break/>问：“你想苏俄和外蒙古是否会卷入这场战争，是否会来帮助中国？在怎样的情势之下，才有这种可能？” <text:line-break/>我在搜集材料上多亏吴亮平给我许多的帮助。他是蒋介石在浙江的故乡奉化一个大地主的儿子。几年以前，因为他那显然有野心的父亲要叫他和蒋总司令的一个亲戚订婚，他就从家里逃出。吴是上海大复大学的毕业生。在上海，帕特·吉文斯曾经逮捕他，使他在华德路监牢里关了两年。他曾经留学法国、英国和苏联，二十六岁，因为作为一个共产党努力工作，领到了制服、住所和食物---后者主要是小米和面条。 <text:line-break/>“从经济上说，九-九-藏-书-网中国当然不是统一的。但是中国经济的不平衡发展，在对经济高度集中的日本抗战的时候，也是有利的。譬如将上海跟中国其他部分隔绝，对于中国并不像将纽约跟美国其他部分隔绝这样的危害严重。而且，日本要使全中国陷于孤立是不可能的，日本从大陆的观点来看，仍是一个海国，它就不能封锁中国的西北、西南和西部。 <text:line-break/>答：“这里包含两个问题——外国的政策和中国军队的战略。现在，日本的大陆政策，谁都知道是已经确定的了。那些以为再牺牲一些中国主权，再作一些经济上、政治上或领土上的妥协让步，就可以阻止日本前进的人们，只不过是沉溺在乌托邦的幻想中。南京过去所采取的错误政策，就是根据这种的战略，我们只要看一看东亚的地图，就可知道结果是怎样了。不过我们已经知道，不仅是华北，连长江下游和我们南部的海港，都包括在日本的大陆计划里面。此外，也同样很清楚，日本的海军还想封锁中国海，夺取菲律宾、暹罗（泰国）、印度支那、马来亚和荷属东印度。一旦发生战争，日本必将把这些地方作为它的战略基地，割断英、法、美和中国的联系，独占南太平洋各个海面。这些行动都包括在日本海上战略计划中，我们已看到了这种计划。而且这种海上战略，是必将与日本陆上战略相配合的。 <text:line-break/>“红军经过自己的斗争，从军阀手中获得了自由，成为一支不可征服的力量。抗日义勇军，也同样的从日本压迫者的手中，获得了行动自由，武装了他们自己。中国人民如果加以训练起来、武装起来和组织起来，他们也一样可以成为一支不可战胜的力量。” <text:line-break/>问：“红军是否同意，除了得到最高军事会议的允许或命令之外，不开入也不进攻国民党军队所驻扎的区域？” <text:line-break/>答：“苏联当然也不是一个孤立的国家。它不能不顾远东的事态。它不能保持消极被动。它是坐视日本征服全中国，把中国作为进攻苏联的战略基地？还是帮助中国人民抵抗日本侵略者，争取独立，同俄国人民建立友好关系呢？我们认为俄国会采取后一条途径的。 <text:line-break/>毛泽东开始回答我提出关于共产党对日政策的第一个问题，我的问题是这样的：“如果日本被打败了而且被逐出了中国，你是不是以为‘外国帝国主义’这个大问题总的来说也就此解决了呢？” <text:line-break/>坐在我旁边的是吴亮平，他是一位年轻的苏维埃“干部”，在我对毛泽东进行“正式”访问时担任译员。我把毛泽东对我所提出的问题的回答，用英文全部记下来，然后又译成了中文，由毛泽东改正，他对具体细节也必力求准确是有名的。靠着吴先生的帮助，这些访问再译成了英文，经过这样的反复，我相信这几节文字很少有报道的错误。</text:p>
      <text:p text:style-name="P2">鄭豐遠   |  2021.12.05 09:01   |   <text:a xlink:type="simple" xlink:href="http://palinfo.habago.org/Entry?Command=Information_PrintForum&amp;iPage=1#FORUM41265"><text:span text:style-name="T1">#</text:span></text:a></text:p>
      <text:p text:style-name="P3">刪了幾則留言。</text:p>
      <text:p text:style-name="P2">孫從輔   |  2021.12.05 04:50   |   <text:a xlink:type="simple" xlink:href="http://palinfo.habago.org/Entry?Command=Information_PrintForum&amp;iPage=1#FORUM41259"><text:span text:style-name="T1">#</text:span></text:a></text:p>
      <text:p text:style-name="P4">比起安倍這些小丑的表演，我更看重日本民眾的想法。最近讀到寧南山先生的文章，發現日本民眾對中國負面評價的比例竟高達86%，遠高於英、美等西方國家的民眾，是全世界民意最反華的國家。中國在近代歷史上並沒有殖民日本，沒有強割日本土地，沒有在日本扶植傀儡政府，沒有提出三月亡日的主張，沒有在日本進行大屠殺，沒有強奸日本女人，也沒有拿日本人來做人體實驗。中國人殺日本人，絕大部分都是為了抵抗日本侵略，在中國的土地上殺侵略者。相比之下，美國轟炸東京，在廣島、長崎投下原子彈，在日本國土上造成數十萬日本平民死亡，數百萬人流離失所，日本民眾反而並不那麼討厭美國。我不是說中國強起來後也要用美國的方式對待日本，只是日本民眾這種態度，不管是因為小人之心而感覺中國威脅，或是集體心智低下到比西方民眾還相信西方宣傳，都使我無法對這個民族產生一絲一毫的尊敬。</text:p>
      <text:p text:style-name="P2">張萬康   |  2021.12.05 04:14   |   <text:a xlink:type="simple" xlink:href="http://palinfo.habago.org/Entry?Command=Information_PrintForum&amp;iPage=1#FORUM41258"><text:span text:style-name="T1">#</text:span></text:a></text:p>
      <text:p text:style-name="P3">鄙人前言：德國21歲女大生，海雯娜，前幾個月遭到西方媒體攻擊，說她是中國收買的宣傳工具。這女孩鬥性很強，沒在怕的。西方反華勢力很精，之所以怕她，因為她會用英文發文，中文部分則是她的中國男友會幫她。再來她年輕，又是美女，更重要的是她擅長論述。以下我貼她三篇微博。（因為我微博認證出問題而沒法給她留言，這就交給大家了！好嗎？） <text:line-break/><text:line-break/>㊣ <text:line-break/>海雯娜 <text:line-break/>12月2日 07:52來自新版微博 weibo.com <text:line-break/><text:line-break/>我发现最近很多地方在讨论台湾的事情。去年和今年，对我骚扰最多的人就是台独的人。我从去年就开始学习和了解台湾的一些事情。我可以分享一下我认为比较有说服力的反对台湾独立的说辞。很多中国人不喜欢上推特。他们觉得推特的环境太恶劣了。但是我认为推特非常重要。一些非常重要的政策首先是从推特产生的。在推特上反华的人会展示给你他们支持台湾独立的逻辑。之后你会观察到他们是如何在议会和政府层面推动这些想法成为一种政策的。我作为德国人，就可以分析他们这些逻辑背后的错误。我也观察中国朋友怎么与台独的人进行对话的。大概是在去年香港国安法颁布之后，台湾成为一个非常重要的议题。当时推特的气氛会使你明显感觉到一些反华人物把工作重点转向了支持台湾进行国际活动。这篇帖子基本上是我过去一年对台湾问题发表的推特的总结。 <text:line-break/><text:line-break/>我对台湾问题的认识是这样的: 我认为台湾问题的本质是中国尚未结束的一场内战。这场内战由于美国在50年代的介入而至今没能完成。因此中国大陆即使是使用军事打击台湾，也没有侵犯任何国际法。只有在大陆打击台湾的时候犯下了反人类罪等人道主义罪行时，才有国际介入的理由。我认为这种理解是符合历史基本事实的，也能够比较简单和清晰地将台湾问题的实质介绍给德国人。在此基础上，我查阅了一些文献。也同很多人士交流学习过。有一篇文献对我的观念影响很大(英文版)。我先把它的链接放在这里。这篇文献介绍了德国为什么要承认一个中国原则，以及为什么不能与中华民国建立外交关系。这是一个比较权威的解释。读者不需要现在详细去看，因为我会对这篇文章中的一些重要观点进行详细的解释。 <text:line-break/><text:line-break/>网页链接 <text:line-break/><text:a xlink:type="simple" xlink:href="https://gpil.jura.uni-bonn.de/2019/12/germany-confirms-non-recognition-of-the-republic-of-china-taiwan/"><text:span text:style-name="T2">https://gpil.jura.uni-bonn.de/2019/12/germany-confirms-non-recognition-of-the-republic-of-china-taiwan/</text:span></text:a> <text:line-break/><text:line-break/>目前在欧洲比较流行的支持台湾独立或反对中国统一的论点有以下几类: <text:line-break/>1. 台湾与欧洲国家都是民主国家，享有相同的价值观。因此欧洲必须支持观念相同的政体获得国家地位 <text:line-break/>2. 台湾的前途必须由台湾人民自己选择。而台湾的民意反对统一 <text:line-break/>3. '一个中国'原则是中国政治胁迫的产物。欧洲国家应该拒绝任何胁迫政治。 <text:line-break/>4. 中国大陆从来没有支配过台湾，因此不具备统治台湾的法理基础 <text:line-break/>5. 反对一切通过武力实现国家统一的方式。统一的方式必须和平。 <text:line-break/><text:line-break/>我认为上述5条均缺乏足够的依据。 <text:line-break/><text:line-break/>1. <text:line-break/>我先解释一下德国与台湾的关系。纳粹德国同中华民国的外交关系随着第二次世界大战而破裂。但从二战结束以来，德国从来没有与中华民国建立过任何外交关系。这个德国包括，西德，东德，以及德意志联邦。所以，基于'民主国家的价值观'，德国应该与台湾建立关系而不是中国大陆的这种说法是站不住脚的。因为如果是这样，联邦德国应该与台湾早就建立外交关系了。两德统一的时候，我们甚至都没有在是否应该接受台湾中华民国政府这个问题上发生犹豫。彼时的中国人权状况和民主状况与当前的中国相比肯定是落后很多的。我们那个时候仍然选择的是中华人民共和国，而不是中华民国。因此价值观外交不具备历史的合理性。如果我们现在实行价值观外交，就意味着否定我们曾经的外交和政策遗产。这种否定需要有依据: 我们同中华人民共和国建交究竟为德国带来何种利益及损害必须说清楚。但是每个德国人都清楚，我们同中国的50年的外交给我们带来巨大利益。让历史重新演变一次，结果还会是一样的。 <text:line-break/><text:line-break/>2. <text:line-break/>这个论点也是没有法律依据的。这种观点的依据在国际法里叫做'民族自决权(self-determination)'，但我认为台湾不具备'民族自决权'的资质。在国际法上(我想不起来条款了)，民族自决权的行使需要满足几个条件。 <text:line-break/>a. 这个地区曾经是殖民地。当地人的民族自决是为了脱离殖民者的统治。台湾并不是中国的殖民地。相反，在历史上台湾曾经被中国的清朝政府有效统治，使用同一种语言，并且拥有同大陆省份完全一致的行政体系。因此，台湾不是中国的殖民地。 <text:line-break/>b. 如果这个地区是某个主权国家的一部分，那么这个自决的脱离需要符合这个国家的宪法和脱离程序。台湾，是中华人民共和国和中华民国共同认定的其版图的一部分。而这两个中国的宪法都不允许台湾分裂出去。这同苏联和英国的宪法不同。因此使用苏联解体和苏格兰脱英的案例来对比台湾脱离中国是不恰当的。德国的宪法法院也曾发出过决议(应该是在2011年发的)，不允许德国的省份(比如拜仁州)通过任何方式分离出德意志联邦。同样，欧盟也不支持西班牙的加泰罗尼亚以自决的方式分离出去。因此，如果德国人或者其他欧洲人企图以台湾民意作为依据来否定中国统一的合理性，那么他必然要侵犯国际法。而欧盟的五大价值观之一就是要尊重法制(国际法)。面对这种反驳，对方会因为自我矛盾而导致理论崩塌。 <text:line-break/><text:line-break/>3. <text:line-break/>这个理论的反驳恐怕只有德国人最有资格提出。中国网友可能不知道，其实中国的'一个中国'政策是从德国学来的。西德曾经在一段时间内提出过'一个德国'政策。也就是说，西德不与任何与东德建立外交关系的国家建立外交关系。这与'一个中国'的政策非常想象。你同德国人提起这段历史，没有德国人会觉得一个国家为自己的外交设置前置条件是那么不能接受的事情。所以，为什么西德曾经做过的事情，中国就不能做呢? 有德国人会继续说，西德后来放弃了'一个德国'的主张。但他其实也知道，这种放弃是基于实用主义而不是伦理和美德。西德不具备面对东方国家的压倒性实力。'一个德国'原则反而损害了西德的国家利益，限制了它的外交空间。因此后来它基于利益的原则放弃了这个主张。而中国对台湾具有压倒性的实力，它就不具备放弃一个中国原则的动机。如果德国的政治伦理确实比中国更具有美德，那么它一开始就不会提出'一个德国'政策了。后来的妥协是基于实力的无奈。 <text:line-break/><text:line-break/>4. <text:line-break/>这个理论的击破是比较容易的。 <text:line-break/>德意志第二帝国，是通过俾斯麦和德国皇帝的战争而实现统一的。Hohenzollern家族从来没有统治过我的家乡Schleswig-Holstein。但是德国的史学界没有人会认为德意志第二帝国支配Schleswig-Holstein是非法的。这种例子在世界历史上应该是很多的。我没有就中国曾经有效支配台湾这个问题进行深入了解。原因之一是我认为我的中国历史知识不够丰富，不能很好地解答这个问题。二是台湾很多人在否定清朝统治台湾上做了很多努力。虽然我认为他们这些理论应该都是胡说八道，但是有可能在交流中被他们举出一些我不熟悉的历史事件而被困住。因此我选择避开。三，如果我的交流对象是德国人，向他们解释中国复杂历史是十分低效、甚至费力不讨好的。他们没有那个耐心，因此你需要寻找他们最容易感知的论据去解释。 <text:line-break/><text:line-break/>5. <text:line-break/>这个理论非常荒谬。这种想法的人首先应该反对的是美国。美国就是通过内战确立合众国政府对整个国家的支配的。如果按照这种逻辑，亚伯拉罕林肯不仅不是伟人，反而应该是罪犯。这显然与林肯在美国受到的尊敬是不符的。为什么美国能做的事情，中国就不能做了? 德意志第二帝国也不是通过和平的方式统一的，但是俾斯麦在德国民间是受到尊敬的。 <text:line-break/><text:line-break/>驳斥完这五种理论。我现在总结一下为什么德国不接受台湾作为一个独立的国家，这是因为 <text:line-break/>a. 台湾并没有在法律上宣布独立。德国是无法承认一个自己都不存在的台湾共和国的。(在面对质询的时候，德国外交部总是这样把皮球提给台湾政府) <text:line-break/>b. 在选择中华民国和中华人民共和国的问题上，德国选择后者并接受一个中国原则，是基于德国利益的考量。这一点德国政府非常坦诚。 <text:line-break/><text:line-break/>我曾经在推特上问过一个问题: 支持台湾共和国的人， 谁能告诉我你们的国家是什么时候成立的，谁建立的，宪法是什么时候通过的。我非常惊讶地发现，他们自己人之间都无法给一个统一的答案。事实是到目前为止，世界上从来就没有台湾共和国，没有人曾经建立它，也不存在台湾宪法。台湾共和国存在的唯一可能，就是中国进入彻底的衰弱和分裂，我认为这个可能性几乎不存在。欧洲现在有很多人在试图在提高台湾的外交地位。他们经常会说，他们的做法符合'一个中国'原则。这里有一个非常混乱的地方: 欧盟即使放弃了一个中国立场，承认两个中国，那承认的对象也是中华民国，而不是台独分子所想要的台湾共和国。 <text:line-break/><text:line-break/>(接下来一段为部分朋友的观点，我代为转达。我觉得以下看法非常有意思) 所以，与一些国家纠缠是否违背了一个中国原则其实并不能解决中国现在面临的台湾叙事困境。中国在台湾叙事上出现被动最重要的原因，是没能让西方很多国家意识到，中国大陆与台湾实际上是敌对政权而且内战并没有结束。如果像立陶宛这种国家，知道中国会以军事行动打击支持台湾独立和建交的国家，他绝对不敢冒险。现在连欧委会在实质上支持台湾提高外交地位。他们这么做的动机是想仿照美国一样，通过台湾来向北京所要一些谈判筹码。通过迫使中国在其它领域让步来换取欧盟在中国统一问题上不干涉。欧盟现在这样的态度是在学美国。美国从台湾问题上获得了什么好处，欧盟一定会尽可能去学。如果中国大陆能够有效地控制台湾问题，特别是有效地震慑美国，欧盟就会更中立更加谨慎。如果必须要选边站，欧洲一定加入的是中美博弈中更有可能胜利的那一方。如果中国在美国面前不能表现出胜利的潜力和决心，那站在美国一边的国家只会越来越多，统一台湾的成本会越来越高，难度也越来越大。 <text:line-break/><text:line-break/>(译者注: 海雯娜此文涉及到台湾敏感问题，其原文的措辞符合西方人的习惯。本文进行了大量的修改以使其照顾到中国民众的民族情绪，可能存在翻译不准确的地方) <text:line-break/><text:line-break/>㊣ <text:line-break/>海雯娜 <text:line-break/>12月4日 21:56來自新版微博 weibo.com <text:line-break/>标题: 积极去影响西方民众对中国的看法极其重要 <text:line-break/><text:line-break/>中国的网络上有一种非常流行的思想。这种观点认为让世界了解中国是没有价值的。因为实力决定了一切。西方国家不能认可中国是因为中国的实力还不够。一切都会随着中国实力的强大而改善。 <text:line-break/><text:line-break/>不认同这种观点有以下几个原因: <text:line-break/><text:line-break/>a 这种观点只是一种假设，它不是一个已有的事实，因此你不能拿假设当成依据来推出结论来。如果你不积极解当前外国对中国的误解，你实现强大的条件就会不断减少。你的所作所为实际上是在防止你取得你实现自己目标的条件。 <text:line-break/><text:line-break/>b 很多历史证明事实是与上述猜想相反的，苏联比欧洲强大很多，但是苏联越强大欧洲越不喜欢它。大陆也比台湾强大很多，但是我发现台湾越来越反对大陆了。不论背后复杂原因是什么，我只需要一个反例就可以拒绝你的假设了。我更为好奇的是，是什么令一些人认为国家强大了，其他国家就会欢迎你呢? 我老公跟我提经济基础决定上层建筑。我不确定他这种说法是不是正确。但我认为，别人怎么看待你是你同别人交往的结果，而不是你自己本身是个什么样的人导致的。你本来是一个好人，但是可以被认为是一个坏人。这同你本质上是不是一个好人，是不是一个强大的人，毫无关系。在学校里，被霸凌的是被孤立的孩子，但是他往往不是一个坏孩子。 <text:line-break/><text:line-break/>c '足够强大'应该怎么定义呢? 西方一个整体还是比中国强大的。我认为中国很长时间将不具备对西方的压倒性实力。如果中国的人均GDP与西方差不多，那中国或许得是西方经济的5 6倍强大。这种差距能在短时间内看到吗? 如果从人均GDP上来说，比美国人均GDP低地多的国家都敢于反抗美国，你凭什么觉得西方到时候就不会反对比自己力量强大的中国呢? <text:line-break/>同时我根本就不相信，当你有了那种压倒性的实力以后，你会对弱者抱有平等的观念。因为这是违背人的本能和人性的。你只是说我们有悠久的历史和文化，这并没有说服力。网上有那么多民族主义和仇恨言论，我都经历到并且看到了。实力强大的一方将具有建立伦理体系的能力，因此他可以将自己的恶行合理化和美德化。这是很难抗拒的。因此看到网上那么多极端言论和善良的声音，我并不觉得中国人在人性和美德上与欧洲人、美国人有多么不同。我们都是平凡的人。 <text:line-break/><text:line-break/>d. 西方民众对中国感受负面但是并不倡导对抗。 <text:line-break/>很多人错把国家的外交政策和民间情绪当成一个概念。我感觉中国的民意对西方很极端，要么非常崇拜，要么非常恼怒。但是西方社会不一样，德国的民意对中国，虽然比较负面，但是那个负面是极其不重要的。我周围没有一个德国人选举政党是看它对中国和俄罗斯的政策是怎样的。在德国大选辩论中，中国甚至都不是辩论议题，大家根本就谈不上喜欢或者讨厌。请注意，负面并不代表我必须跟它采取对抗。我们德国人面对负面感受的事务，通常选择的是远离而不是对抗，我们会很坦诚地告诉你我们不熟悉这个议题所以我们不表态。你不要把媒体和政治界某些官员的激进看法就当成是德国民间已经达成了共识: 必须对抗中国。到目前为止，德国民间根本没有那个共识。我们唯一可能算有的共识，是全面对抗气候变化。德国所面临的现实挑战非常多，包括欧盟和德国的内政议题，我们都是很清楚的。所以我们关注的重点跟中国民众观众自己国家的议题是一样的: 经济，就业，健康等等问题。但是德国媒体在努力引导民众对抗中国的情绪。现在德国目前的那种对中国过于负面的政治宣传非常强大。我不会责备德国民众因为抵抗这种洗脑非常不容易。能够防范民意从负面变为仇视的时间窗口在迅速缩减。因此我希望中国能够积极行动。 <text:line-break/><text:line-break/>在未来更有可能发生的是，你们会很长一段时间达不到那种足以霸凌西方的强大程度。因此你不得不长期与一个对你抱有偏见的西方社会共存下去。因此你努力的重点，应该是考虑如何消除这种偏见，使得双方的共存保持在一种令双方更舒服的位置上。也只有这种方式，才会拉近各个文明的人之间的心灵距离，从而抑制任何一方企图通过力量使他人屈服的冲动。我认为中国的崛起应该走这样的道路，而不是重复美国那种强权。 <text:line-break/><text:line-break/>利益当然非常重要，但是如果感情达到一定的深度是可以超越利益的。我老公是中国人，我是德国人。当我们彼此照顾对方的时候，我们是不会考虑什么利益的。国与国之间的关系可以是利益关系。但是国家里的公民之间的关系，不一定必须以利益为考量的。我知道很多德国政治和企业界人士同中国交往的故事。很多重大的进步，就是由充满感情的人来推动的。 <text:line-break/><text:line-break/><text:line-break/>㊣ <text:line-break/>海雯娜 <text:line-break/>10月1日 05:58來自新版微博 weibo.com 已编辑 <text:line-break/>我有一个一直以来想说的事情吧，可能跟中国官方的想法不一致。 <text:line-break/><text:line-break/>我不认为中国人跟欧洲人交流的时候攻击和批判‘民主’和‘自由’这种西方价值观是一个好办法。我在推特上经常看到有朋友留言'democracy is shit'这种话。尤其是外交官和新闻，面对欧洲人的时候，应该尽一切可能避免陷入对民主的讨论。我也看过一些中国的视频，里面有对西方民主的解刨和分析。我不否认这些分析很多是很有道理的，但是这些观念忽略了一个非常重要的事实: 这些价值观不是一个事关对错的学术概念，它们更多的是一种精神信仰。 <text:line-break/><text:line-break/>对于一个正常的西方人，尤其是二战后出生的德国人，听到中国人对民主的挖苦和不屑，他会认为你在渎神。他情感上就会对你产生巨大的距离感，他就会产生‘你不是我们一类的’这种想法。现在西方媒体能够很好地控制民众的情绪，就是利用了民众对中国的不了解，同时不断地告诉他们中国有多么多么不同。一旦中国统治了世界，你的生活习惯和你珍惜的一切东西都要由他们改写了。这种恐慌策略非常奏效，虽然我自己亲身经历能够证明上面这些说法都是假的。你们这样跟德国人对话，只是在加速德国的反华民意蔓延。 <text:line-break/><text:line-break/>德国人在经历了战争之后陷入空前的迷茫，国家社会主义成为了不能触碰的禁忌，因此我们当时急需要一种正确的，特别是关乎人类道德价值的意识形态，使得我们跟之前的历史进行切割。这是德国政治民主产生的背景。很多时候中国人看到德国对于国际上人权这类问题非常执着有些不能理解，但这是由德国特殊的历史造成的。德国会在任何国际涉及到人权议题的时候，永远要站在道德这一边，事实对错甚至都不是那么重要。这是历史带给我们的负担，这也是宪法要求的，至少在我父母这一代这种观念不会变化。我们在这个问题上的态度同美国是有不同的，美国纯粹是为了拿人权作为工具打压中国，并且在德国的各个政党都培植了自己的势力，但是德国的理性政治家在人权议题上同中国有摩擦更多的是不得已，他们不这么做反对党会很容易煽动民意攻击他。 <text:line-break/><text:line-break/>如果中国和美国继续对抗下去，如果中国想获得德国的支持，就不能用对美国的那种说辞去跟德国人对话，特别是不能全盘攻击西方民主 (有些问题你们自己知道就行了)。相反地，不要总是以一副防卫者的心态去被动应对各种质疑，要积极地参与到德国和欧洲事务的评价之中。中国的对外新闻要多发英语和德语，生产面向德国观众的内容，让德国人知道，原来中国人对德国是非常熟悉的，能说出德国民众心理想说的话，理解他们的故事，这样就能拉近两国人民的心灵距离。在此之上你再去破解对中国的虚假信息，反击欧洲反华力量的攻势，你就有德国的群众支持了。我认为这才是中国对外媒话语应该有的道路。而在中国的英文新闻里，我根本搜不到任何对德国普通民众而言有兴趣的东西，几乎全都是中国对于西方虚假信息的自我辩护，还都被德国报纸指责为政治宣传册子。 <text:line-break/><text:line-break/>中国媒体除了新华社安排有一个记者在德国，其他所有媒体都没有在德国有新闻力量的。我在诉讼前找过中国媒体，但是非常遗憾没能成功。我觉得中国的记者群体没有意识到德国的重要性，反而把很多力量投入到了跟中国利益冲突严重的英美国家，而不是本就有一定厌美民意基础的欧洲大陆国家。德国在历史上是各类意识形态交锋的战场，这里各种意识形态都有自己的支持者，左翼党die Linke是德国唯一对华鲜明友好的政党(我很多朋友在此党，我也会很快跟他们党内高层接触一下)，今年大选惨败，差点丢了议会席位，士气十分低落。他们的溃败有自身的原因，但是在中美交锋的背景下，美国通过献金和媒体明显加大了对其他政党的影响。我在绿党和左翼党搞政治的朋友们都告诉我，这些年德国内部对华友好和务实的政治人士以肉眼可见的速度迅速减少，有些意志坚定的人是等待机会，有些是在则是在压力下直接倒向美国了。同样的一批人，昨天参加完中国使馆举办的商务合作会议，今天就通过了关闭当地孔子学院的议案 ，这些人是目前德国政治里的大多数人。 <text:line-break/><text:line-break/>下届政府极有可能修改更严厉的新闻审查法案，防止俄罗斯和中国对德国民意施加影响，现在德国组阁政党里到处都是在美国上学或者有商业往来的人。我本人很喜欢奥地利那种政治氛围，作为中立和非北约国家，受到美国的干涉少很多，国家发展比德国更先进，与中国的关系明显比德国同中国的关系好。 <text:line-break/><text:line-break/>（很多人觉得我汉语特别好，其实最近几条除了英文的，都不是我录入的，是我让我爱人写的。我只是把大致意思告诉他，他的汉语写作水平很高，能够把我的意思说非常清楚并且整理地很有逻辑性。因此，请大家不要神化我，我没有那么高的水平和能力，我只是表达一些中国人的角度上不易觉察到的东西，你们过分的赞美令我不安，谢谢）</text:p>
      <text:p text:style-name="P2">陳真   |  2021.12.05 03:00   |   <text:a xlink:type="simple" xlink:href="http://palinfo.habago.org/Entry?Command=Information_PrintForum&amp;iPage=1#FORUM41257"><text:span text:style-name="T1">#</text:span></text:a></text:p>
      <text:p text:style-name="P4">一些沒出息的匿名人渣的留言，其實直接刪掉就行。</text:p>
      <text:p text:style-name="P2">賴志昌   |  2021.12.05 02:38   |   <text:a xlink:type="simple" xlink:href="http://palinfo.habago.org/Entry?Command=Information_PrintForum&amp;iPage=1#FORUM41256"><text:span text:style-name="T1">#</text:span></text:a></text:p>
      <text:p text:style-name="P3"><text:line-break/>人總該為自己負責 <text:line-break/><text:line-break/>答案巴勒網站上有 <text:line-break/>時間多花個三月看 <text:line-break/>時間少花個一年看 <text:line-break/>再不然動幾根指頭搜尋到來 <text:line-break/>CNN，BBC，紐約時報，RT，觀察者網 <text:line-break/>美好啊並沒有牆阻攔 <text:line-break/>漂亮啊世界就在眼前 <text:line-break/>自由用了民主的顏色塗抹 <text:line-break/>民主用了極權的顏色塗抹 <text:line-break/>還有彩虹色的LGBTQ闌干 <text:line-break/>看到別人用了不同的顏色 <text:line-break/>我覺得好好笑呵 <text:line-break/>出個題老兄你對一對畫畫看 <text:line-break/>兄弟我指點江山毫不費力氣 <text:line-break/><text:line-break/>一壼濁酒遍知三國隋唐大明英傑傳 <text:line-break/>二伐中原鄙言武鄉侯不知天命更易 <text:line-break/>商湯困夏台文王囚羑里 <text:line-break/>伊尹生空桑那吒生蓮花 <text:line-break/>十八條隋唐好漢 <text:line-break/>廿四個凌煙閣功臣 <text:line-break/>一會說周公殺壞了妲己 <text:line-break/>一會說周公鬥不過桃花女 <text:line-break/>一會說周公被孔子夢不到 <text:line-break/>一會說周公瑾小喬初嫁了 <text:line-break/>到底誰與誰是一對兒 <text:line-break/><text:line-break/>你問說甚書 <text:line-break/>我說圖畫你 <text:line-break/>我畫的世界有你 <text:line-break/>你畫你世界 <text:line-break/>休來管我世界的顏色 <text:line-break/>更休要點名誰來負責你世界的顏色 <text:line-break/>人總該為自己負責 <text:line-break/>動個手指可以看一看世界 <text:line-break/>動個腦筋自己上一上顏色 <text:line-break/>評一評自己畫的一幅世界畫 <text:line-break/>沒人笑我自己覺得很好笑 <text:line-break/>笑一笑又羞起來 <text:line-break/>羞這塗鴉怎麼見得人 <text:line-break/>須知道不害羞才有飯吃 <text:line-break/><text:line-break/>＊＊＊ <text:line-break/><text:line-break/>打完了字才看到locusts的留言 <text:line-break/><text:line-break/>感谢locusts <text:line-break/>感谢locusts <text:line-break/><text:line-break/>谢谢你拨冗说明了一句断章取义 <text:line-break/>不学无术对一段莫名其妙的话很难辨驳只幸既然无知也不当它一回事儿 <text:line-break/><text:line-break/>谢谢你告诉我原来有这麽一场梦 <text:line-break/>我从来不曾梦见却感到热泪盈眶 <text:line-break/><text:line-break/>台中赖志昌</text:p>
      <text:p text:style-name="P2">locusts   |  2021.12.05 00:14   |   <text:a xlink:type="simple" xlink:href="http://palinfo.habago.org/Entry?Command=Information_PrintForum&amp;iPage=1#FORUM41255"><text:span text:style-name="T1">#</text:span></text:a></text:p>
      <text:p text:style-name="P4">此外，还有其它几次说过类似的话： <text:line-break/><text:line-break/>1960年6月21日，毛泽东在接见日本文学代表团时就说：“我同很多日本 朋友讲过这段事情，其中一部分人说日本侵略中国不好。我说侵略当然不好，但不能单看这坏的一面，另一面日本帮了我们中国的大忙。假如日本不占领大半个中国，中国人民不会觉醒起来。在这一点上，我们要‘感谢’日本‘皇军’。” <text:line-break/><text:line-break/>1961年1月24日，毛泽东在接见日本社会党国会议员黑田寿男的谈话中又提及，前几年，“日本的南乡三郎见我时，一见面就说：日本侵略了中国，对不住你们。我对他说：我们不这样看，是日本军阀占领了大半个中国，因此教育了中国人民，不然中国人民不会觉悟，不会团结，那末我们到现在也还在山上，不能到北京来看京戏。就是因为日本‘皇军’占领了大半个中国，中国人民别无出路，才觉悟起来，才武装起来进行斗争，建立了许多抗日根据地，为解放战争的胜利创造了条件。所以日本军阀、垄断资本干了件‘好事’，如果要‘感谢’的话，我宁愿‘感谢’日本军阀”。 <text:line-break/><text:line-break/>1964年7月9日，毛泽东在同参加第二次亚洲经济讨论会的亚洲、非洲、大洋洲一些国家和地区的代表谈话时再次提到：“我们解放后，有一位日本资本家叫南乡三郎，和我谈过一次话，他说：‘很对不起你们，日本侵略了你们。’我说：‘不，如果没有日本帝国主义发动大规模侵略，霸占了大半个中国，全中国人民就不可能团结起来反对帝国主义，中国共产党也就不可能胜利。“ <text:line-break/><text:line-break/>所以毛感谢的不是日本侵华对中国人民造成的巨大伤害，而是用辩证的思维说感谢的另一方面：即让中国人民真正团结起来，使得过去100多年无论多少仁人志士想唤起的一般散沙的中国人真正被打醒并团结起来了，也就有后面中国的重新统一并发展强大起来。 <text:line-break/><text:line-break/>我有时就忍不住想，如果某一天早上醒来，发现台湾某位有智慧的领导人已经和大陆谈判达成和平统一该有多好啊，而不是像现在这样，甘愿充当美日遏制中国复兴的走狗！但是这毕竟是白人做梦啊！</text:p>
      <text:p text:style-name="P2">locusts   |  2021.12.05 00:00   |   <text:a xlink:type="simple" xlink:href="http://palinfo.habago.org/Entry?Command=Information_PrintForum&amp;iPage=1#FORUM41254"><text:span text:style-name="T1">#</text:span></text:a></text:p>
      <text:p text:style-name="P3">To 123, <text:line-break/><text:line-break/>因为看到你说毛泽东感谢日本侵华的话，忍不住上来说一句。这是典型的断章取义，而且你这样的话多年来我已经看到很多次了，请您在传播时多了解几句和当时语境。事实上当时的原话是这样的：1956年毛泽东与访华的前日军中将远藤三郎谈话时说道“你们也是我们的先生，我们要感谢你们。真是你们打了这一仗，教育了中国人民，把一盘散沙的中国人民打得团结起来了，所以，我们应该感谢你们。”而且是在这个日本前侵华中将深刻表示忏悔之后有点幽默而带有辩证地说的，跟现在的日本政府完全否认的情况可不一样。完整的看完之后相信你就不会这么偏颇了。</text:p>
      <text:p text:style-name="P2">123   |  2021.12.04 22:11   |   <text:a xlink:type="simple" xlink:href="http://palinfo.habago.org/Entry?Command=Information_PrintForum&amp;iPage=1#FORUM41253"><text:span text:style-name="T1">#</text:span></text:a></text:p>
      <text:p text:style-name="P4">看了陳真的一些文，實在很想和他交流交流，因為實在太過奇怪。以他明顯流露出對中國的熱愛來說，他最該推崇的應該是救國救民的孫蔣國民黨，可是他卻最推崇禍國殃民的共產黨，咒罵國民黨，痛恨民進黨。而民進黨不管怎麼篡改歷史搞媚日，都遠沒有共產黨篡改歷史並和日本合作對付國民黨可惡，毛澤東甚至感謝日本侵略中國感謝了好幾次。實在無法理解這位老兄想法為什麼這麼奇怪，簡直跟民進黨一邊罵老蔣獨裁屠殺，一邊努力為日本的屠殺獨裁粉飾太平一樣，根本極左極右的兩兄弟，有什麼資格說別人？陳真老兄，能解釋看看嗎？可以的話請寫在這。 XD</text:p>
      <text:p text:style-name="P2">鄭豐遠   |  2021.12.04 19:59   |   <text:a xlink:type="simple" xlink:href="http://palinfo.habago.org/Entry?Command=Information_PrintForum&amp;iPage=1#FORUM41252"><text:span text:style-name="T1">#</text:span></text:a></text:p>
      <text:p text:style-name="P3">明天晚上要去看長津湖，極度期待。這部電影澳洲只上映五天，我們第一時間搶到票，不管拍得好不好，必須看的，要不然恐怕沒有機會了。 <text:line-break/><text:line-break/>宗益前面說到姜文要把抗美援朝戰俘營的奧運會拍成電影，我強烈推薦大家看下面這部央視的紀錄片《没有铁丝网的战俘营》。一集半小時，共有六集，十分震撼和令人感動，拜託有時間的一定要看。不能跳著看，否則不連貫。奧運會的部份出現在第六集，我猜姜文也許就是看了這部紀錄片才想要拍電影。 <text:line-break/><text:line-break/><text:span text:style-name="T2">https://tv.cctv.com/2010/01/21/VIDE1355592743300886.shtml</text:span><text:line-break/>(這是第一集的連結，右邊有其他五集) <text:line-break/><text:line-break/>在台灣的朋友不像我這麼 lucky，可以看長津湖，不妨就先看這部紀錄片，我敢說長津湖絕不可能比這部紀錄片來得更值得觀看。 <text:line-break/><text:line-break/>我查不到這部紀錄片的拍攝時間，但從央視這個連結的日期來看，不會晚於 2010，而片中採訪的這些志願軍戰士當時已經都是七八十歲的老人了，也就是說其中很多人現在應該都不在了。對我來說短短的十一年，這些人就這樣從世界上消失了。 <text:line-break/><text:line-break/>我利用電腦技術，把這些影片都下載到我的硬碟裡，希望它們可以陪我一輩子。 <text:line-break/><text:line-break/>出國後，似乎獲得了某種思想上的自由，讓我對很多事的想法有真正意義上的轉變。我對中國大陸看法的一個轉折點，就是抗美援朝戰爭。隨著我愈瞭解這場戰爭以及當時相關的人事物，我就愈發明白許多事，而某種思想或說審美核心就這樣逐漸凝聚了起來。 <text:line-break/><text:line-break/>這場戰爭不但改變了中國的命運，也改寫了世界的歷史。中國人和中國共產黨確實是偉大而值得敬仰的，也許你一時半會兒仍然不信，但時間會說明一切，你的下一代或下下一代也許不但信，而且覺得這不過是一句說了等於沒說的廢話。</text:p>
      <text:p text:style-name="P2">A hsin   |  2021.12.04 09:18   |   <text:a xlink:type="simple" xlink:href="http://palinfo.habago.org/Entry?Command=Information_PrintForum&amp;iPage=2#FORUM41251"><text:span text:style-name="T1">#</text:span></text:a></text:p>
      <text:p text:style-name="P3">覺得台灣統治階層知道台灣教育問題，但故意不改， <text:line-break/>因為這樣教育出來比較好控制，也是很多人說的奴性， <text:line-break/>卻讓自己小孩受國外的菁英教育， <text:line-break/>回來會有人安排位置。 <text:line-break/><text:line-break/>另外蠻認同家暴轉移了原本該是討論司法的焦點， <text:line-break/>LSE說沒口試紀錄，隔天鋪天蓋地都是家暴新聞， <text:line-break/>不過令我不解的是，蔡總統是歷來最聽話的魁儡， <text:line-break/>西方怎麼會怎麼會陷他於不義， <text:line-break/>畢竟西方是可以在中東幹出很多謀殺、 <text:line-break/>利用媒體洗腦、為利而侵占他人的一個群體， <text:line-break/>論文這點事情算什麼。</text:p>
      <text:p text:style-name="P2">傅怡鈞   |  2021.12.03 16:24   |   <text:a xlink:type="simple" xlink:href="http://palinfo.habago.org/Entry?Command=Information_PrintForum&amp;iPage=2#FORUM41250"><text:span text:style-name="T1">#</text:span></text:a></text:p>
      <text:p text:style-name="P4">邏輯思辨除了少數大學科系會教導到(哲學、法律)，其他大多數呆汍人從小學到大學有誰學過，所謂的教改也沒有特別編排這麼一門必須課，呆汍人民光是成天看一些官員、政治人物擅用不正確邏輯話事，以命題及邏輯謬誤取代論證，再加上不良媒體與名嘴的推波助瀾(洗腦)，大多數公民自己豈能生出邏輯思辨的能力(少數中的少數公民有可能自覺)? <text:line-break/><text:line-break/>而「人渣黨政府一直在推進的國民法官制度」，要由缺乏基本邏輯思辨能力的呆汍人擔任，未來將會有多少冤假錯案產生，看見呆汍社會人民一路以來那麼多的理盲、從眾甚至是雙標思維，想來就悲嘆~ <text:line-break/><text:line-break/></text:p>
      <text:p text:style-name="P2">許世勤   |  2021.12.03 10:24   |   <text:a xlink:type="simple" xlink:href="http://palinfo.habago.org/Entry?Command=Information_PrintForum&amp;iPage=2#FORUM41249"><text:span text:style-name="T1">#</text:span></text:a></text:p>
      <text:p text:style-name="P3">訴諸公眾的情感謬誤，轉移了原本該是討論司法的焦點，像這種套路，在台灣的選舉文化下早已屢見不鮮。比如「驚天一跪」，選民因此同仇敵愾，選票紛紛入匭。但是「選賢與能」，選票的投遞應該是根據政見，以及這個人是否言行一致，而不是情感吧？如果民眾普遍缺乏對事實與邏輯的尊重，「民主」就會被擅於欺騙、不講誠信的人所利用。 <text:line-break/><text:line-break/>剛剛看了一則媒體標題，說的是什麼「哪些東西是今冬最夯的湯，沒吃過就是外行」。首先，外行的定義是什麼？一個講的是食物，一個講的是文化，這句話明顯前後兩個命題的概念不一致，偷換概念。再來，這個省略三段論證的命題根本不能成立，為什麼一定要全都吃過某些東西，才是某某文化的「內行」？我不喜歡吃不行嗎？但我很了解某某文化啊！結果看了文章，是在宣傳某公司賣的食品。像這樣帶有欺騙手段的宣傳其實很常見，但也令人擔憂。 <text:line-break/><text:line-break/>我很喜歡大陸流行的「實踐是檢驗真理的唯一標準」，或者說「事實是檢驗真理的唯一標準」。有一次我老婆預約某家號稱要排到幾百萬年才吃得到的牛肉麵，因為他們一天只做三十碗，等了一年「很幸運」地吃到了，結果卻大失所望，因為我家附近路邊攤賣的牛肉麵還比這家好吃而且更便宜，還不用排隊一年。但是很多人還是樂於接受這種飢餓行銷，卻忽略了一個盲點：如果這家的牛肉麵真的那麼好吃，為什麼不參加牛肉麵比賽？如果真的是那種值得排個幾百萬年才能吃到的超級好吃牛肉麵，那麼不應該囊括所有美食大賽的獎項嗎？不透過公開平台證明自己，而是不斷透過包裝、網紅行銷、自吹自擂，藉此謀取利益。 <text:line-break/><text:line-break/>某些非關專業的事務如果訴諸群眾也許無傷大雅，但是一些高度專業的事務還要訴諸群眾，那就會讓真正的解決方案被掩蓋，而不能達到全局最優解。甚至訴諸公眾情感，模糊討論的焦點，我明明是要搭車到台北，怎麼一覺醒來卻到高雄了？台灣社會這種「上下交相賊」的文化還能持續多久？希望愈來愈多的民眾可以真正覺醒，而不是自稱「覺醒」。</text:p>
      <text:p text:style-name="P2">陳真   |  2021.12.03 02:53   |   <text:a xlink:type="simple" xlink:href="http://palinfo.habago.org/Entry?Command=Information_PrintForum&amp;iPage=2#FORUM41248"><text:span text:style-name="T1">#</text:span></text:a></text:p>
      <text:p text:style-name="P4">每當社會上發生一些 (被炒作為) "人神共憤" 的事情時，"凶嫌" 馬上就會被眾人給徹底污名化，彷彿他不是人，或不再是個人，因此人人皆可鳴鼓而攻之；無論怎麼醜化或污名化，彷彿全是正義之聲。但我不知道這是哪門子正義？ <text:line-break/><text:line-break/>跟大家一樣，我當然也不可能認同任何 "凶嫌" 的暴行。但是，我對 "凶嫌" 的行為之反感，往往很快就會被更大的反感所取代。群眾與媒體毫無底線毫無廉恥與憐憫的道德公審，恐怕才是更醜陋的敗德惡行。我寧可與任何 "凶嫌" 為伍為友，但我絕不會加入所謂 "正義" 群眾的一方，因為那不是正義，不是道德，而是敗德之極致。 <text:line-break/><text:line-break/>最近都在報導一位民進黨女立委被家暴的事，一時之間，受害者集萬千寵愛於一身，而加害者則成為人人喊打的過街老鼠，人們對之的批評與攻擊，不是出於法律，而全是道德腔。可是，家暴理當是一種法律概念，而非道德概念。一個落後野蠻社會的特徵之一，就是泛道德化，動不動就是道德公審或人格毀滅，把一種理當是法律上的有限罪行，轉換成人格或道德上的無邊罪惡。至於 "正義群眾" 們，則個個彷彿一己道德清白。 <text:line-break/><text:line-break/>尼采說：「當千夫所指，惡棍便成為代罪羔羊。」即便是一個十惡不赦的歹徒，當人們把所有罪責全數歸咎於他時，他就很難再稱為惡了，反倒成為一種彷彿替代眾人承受一切罪孽的獻祭羔羊。 <text:line-break/><text:line-break/>我想說的，也許只是一種不斷覆述的個人惆悵，一如五年前的一篇舊文所說： <text:line-break/><text:line-break/><text:a xlink:type="simple" xlink:href="https://bit.ly/3ElFBxe"><text:span text:style-name="T2">https://bit.ly/3ElFBxe</text:span></text:a> <text:line-break/><text:line-break/>很多時候，人事物或語言與概念似乎具有某種表面上的相似性，骨子裏其實往往大不同；我說的是這樣，而你想的卻是那樣，你我其實並不在同一個軌道上。 <text:line-break/><text:line-break/>眾所周知，巴勒網百無禁忌，只有惟一天條，那就是信奉 "個別人事物"。剛剛在電視上看到這位毆打女立委的家暴 "凶嫌"，對著鏡頭求饒，表明自己人格已毀，希望大家給他一條 "重新融入社會的生路"。看到這一幕，心裏特別難過。當然不是說我認同其作為，而是說他所受到的毀滅性傷害，已經遠超過他所應得的責罰。 <text:line-break/><text:line-break/>台灣社會既嗜血又偽善，卻又偏偏喜歡扛著道德大旗，就像集體起乩一樣，眾人搶吃血饅頭，好像吃了血饅頭，一己罪惡就能得到救贖似的。 <text:line-break/><text:line-break/>在台大雲林分院任職時，有幾年的時間，我跟隨一些社工或心理師，一起負責雲林地區一些家暴鑑定工作，在醫療上協助加害與受害者雙方。離開台大後，我見識過更多更可怕更可悲的家暴案件，往往是我 "醫師兼社工"，以一人之力去處理。長年以來，我發現，在無數的悲劇裏頭，所有人都是某種形式的受害者；也許受害於身心惡疾，也許受害於貧窮，也許受害於扭曲的家庭結構與可悲身世，也許受害於孤立無援的社經困境，更多時候則是受害於人們的冷漠無情與歧視，受害於極其病態惡質貪婪腐敗的政治環境，受害於全然缺乏資源、往往虛應故事的所謂社會安全體系。 <text:line-break/><text:line-break/>不論事前或事後，不論加害與被害，往往乏人問津，孤立無援，哀哀無告，求救無門。相對於這位高人氣的明星級女立委，有多少人能得到如此體貼且高效率的司法救援與眾人關愛？ <text:line-break/><text:line-break/>尤其是那些根本無法為自己發聲的弱勢兒童，尤為可悲，不但往往得不到應有的社會資源與協助，反而在一種惡質官僚體系中以及看人大小眼的醫療文化及教育環境中，飽受無數的刁難、羞辱與傷害。 <text:line-break/><text:line-break/>過去六、七年來，是我這一生最辛苦的日子，幾乎一天睡不到三、四小時，全憑極度高超的意志力和體力在生活。有些個人的事，我不太方便公開說，只能說，許多時候我真是瀕臨一種快要爆炸的邊緣。連我們這樣的高社經地位的高級知識份子，尚且求助無門，百般被糟蹋，更何況一般人？ <text:line-break/><text:line-break/>我們一生付出那麼大的痛苦血淚代價，企圖以一己之犧牲和努力，讓社會變得更好，讓弱勢者、特別是讓各種弱勢兒童能夠獲得應有的關注與協助，到頭來卻一場空，甚且變本加厲，問題更加惡化。一切犧牲和努力，結果卻是換來一大群貪得無饜的人渣政客與文人走狗和冷血官僚，更進一步傷害這塊島嶼。弱勢的比過去更弱勢，尤為可悲的貧病兒童或家暴兒童，更是陷入比過往更為官僚與冷血的腐敗體制中。 <text:line-break/><text:line-break/>所謂兒童人權與福利，所謂社會安全體系，表面上好像該有的體制、資源與職位統統都有，卻往往虛應故事，淪為官位，淪為酬庸，十足官僚與冷血；一整年的兒福預算，恐怕都還不夠買一顆飛彈。這不僅僅是人渣政客的問題，更是所有人的問題，台灣人基本上就只是整天圍繞著熱門新聞議題與事件及名人鎂光燈打轉，而從來不曾真正在乎過所謂政治理當是什麼樣的一種生活內涵。 <text:line-break/><text:line-break/>我與陳菊原本熟識，不過那已經是三十多年前的事了。台灣早年一場關於兒童福利的立法院公聽會，就是陳菊邀請我去出席演講。1998年之後，因為立場上的敵對，我跟綠營的幾乎所有前輩們至今已經二十多年沒有連絡。2007年，我返台定居，寫了一篇公開信發表在報紙上，公開點名呼籲包括林義雄與翁金珠和陳菊在內的幾位前輩們不要再為虎作倀，不要再支持早已徹底腐化的民進黨。 <text:line-break/><text:line-break/>文章發表隔天，陳菊隨即打電話來，表示民進黨之腐化只是為了壯大勢力之一時的 "權宜之計"，我無言以對。掛掉電話前，她給了我她的個人手機號碼，但我從未再連絡，因為我不知道還有什麼話好說？但我想，如果哪天我若有機會與之再見面，我只想問過去同樣也關心兒童的陳菊一句話："妳覺得台灣的弱勢兒童處境有什麼改善嗎？" <text:line-break/><text:line-break/>陳菊位高權重，大有可為卻不作為，反倒養了一大堆貪得無饜的蟑螂老鼠，並與之為伍，對此不覺得慚愧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